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11.049cm" svg:x="4.175cm" svg:y="2.4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11.049cm" svg:x="4.175cm" svg:y="2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1.049cm" svg:x="7.875cm" svg:y="2.47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826cm" svg:y1="12.718cm" svg:x2="5.826cm" svg:y2="3.828cm">
          <text:p/>
        </draw:line>
        <draw:line draw:style-name="gr4" draw:text-style-name="P1" draw:layer="layout" svg:x1="6.207cm" svg:y1="1.715cm" svg:x2="10.017cm" svg:y2="1.715cm">
          <text:p/>
        </draw:line>
        <draw:line draw:style-name="gr4" draw:text-style-name="P1" draw:layer="layout" svg:x1="9.509cm" svg:y1="3.747cm" svg:x2="9.509cm" svg:y2="13.018cm">
          <text:p/>
        </draw:line>
        <draw:frame draw:style-name="gr5" draw:text-style-name="P2" draw:layer="layout" svg:width="9.144cm" svg:height="1.905cm" svg:x="6.288cm" svg:y="2.634cm">
          <draw:text-box>
            <text:p text:style-name="P2"><text:span text:style-name="T1">Obszar poszukiwa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09:08:15.991078368</meta:creation-date>
    <dc:date>2016-04-28T12:52:22.073777466</dc:date>
    <meta:editing-duration>PT18M22S</meta:editing-duration>
    <meta:editing-cycles>1</meta:editing-cycles>
    <meta:document-statistic meta:object-count="7"/>
    <meta:generator>LibreOffice/4.2.8.2$Linux_X86_64 LibreOffice_project/420m0$Build-2</meta:generator>
  </office:meta>
</office:document-meta>
</file>